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7" style:family="graphic">
      <style:graphic-properties draw:textarea-horizontal-align="justify" draw:textarea-vertical-align="middle" draw:auto-grow-height="false"/>
    </style:style>
    <style:style style:name="gr8" style:family="graphic">
      <style:graphic-properties draw:fill="solid" draw:fill-color="#83caff" draw:textarea-horizontal-align="justify" draw:textarea-vertical-align="middle" draw:auto-grow-height="false"/>
    </style:style>
    <style:style style:name="gr9" style:family="graphic">
      <style:graphic-properties draw:fill="solid" draw:fill-color="#ffd320" draw:textarea-horizontal-align="justify" draw:textarea-vertical-align="middle" draw:auto-grow-height="false"/>
    </style:style>
    <style:style style:name="gr10" style:family="graphic">
      <style:graphic-properties draw:fill="solid" draw:fill-color="#ff420e" draw:textarea-horizontal-align="justify" draw:textarea-vertical-align="middle" draw:auto-grow-height="false"/>
    </style:style>
    <style:style style:name="gr11" style:family="graphic">
      <style:graphic-properties draw:fill="solid" draw:fill-color="#99ff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6pt"/>
    </style:style>
    <style:style style:name="P6" style:family="paragraph">
      <style:paragraph-properties fo:text-align="center"/>
      <style:text-properties fo:font-size="26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22.34cm" svg:x="1cm" svg:y="2.536cm">
          <text:p text:style-name="P1"><text:span text:style-name="T1">Side Panel</text:span></text:p>
          <text:p text:style-name="P1"><text:span text:style-name="T2"/></text:p>
          <text:p text:style-name="P1">input boxes and </text:p>
          <text:p text:style-name="P1">input sliders to</text:p>
          <text:p text:style-name="P1">control the model's</text:p>
          <text:p text:style-name="P1">parameter values 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9.59cm" svg:height="1.343cm" svg:x="1cm" svg:y="1.181cm">
          <draw:text-box>
            <text:p><text:span text:style-name="T1">Title – Name of Model</text:span></text:p>
          </draw:text-box>
        </draw:frame>
        <draw:custom-shape draw:style-name="gr3" draw:text-style-name="P1" draw:layer="layout" svg:width="3.175cm" svg:height="1.524cm" svg:x="6.588cm" svg:y="2.397cm">
          <text:p text:style-name="P1">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29cm" svg:height="1.524cm" svg:x="17.161cm" svg:y="2.397cm">
          <text:p text:style-name="P1">Referen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048cm" svg:height="1.524cm" svg:x="9.763cm" svg:y="2.397cm">
          <text:p text:style-name="P1">Data 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1.524cm" svg:x="12.811cm" svg:y="2.397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286cm" svg:height="1.524cm" svg:x="14.843cm" svg:y="2.397cm">
          <text:p text:style-name="P1">R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2.827cm" svg:height="7.112cm" svg:x="7.223cm" svg:y="4.556cm">
          <text:p text:style-name="P1"><text:span text:style-name="T1">Main Plot</text:span></text:p>
          <text:p text:style-name="P1"><text:span text:style-name="T3">simulation plot – includes drawing of:</text:span></text:p>
          <text:p text:style-name="P1"><text:span text:style-name="T3">state variable(s)</text:span></text:p>
          <text:p text:style-name="P1"><text:span text:style-name="T3">breakpoints</text:span></text:p>
          <text:p text:style-name="P1"><text:span text:style-name="T3">ews statistic(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9.398cm" svg:height="1.016cm" svg:x="10.652cm" svg:y="12.049cm">
          <text:p text:style-name="P1">Radio Buttons for State Variabl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74cm" svg:height="1.397cm" svg:x="6.588cm" svg:y="13.827cm">
          <text:p text:style-name="P1">Quick Analysi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4.223cm" svg:height="1.397cm" svg:x="16.367cm" svg:y="13.827cm">
          <text:p text:style-name="P1">Customize</text:p>
          <text:p text:style-name="P1">Grap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5.461cm" svg:height="1.397cm" svg:x="10.906cm" svg:y="13.827cm">
          <text:p text:style-name="P1">Advanced Analysi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draw:layer="layout" svg:width="5.08cm" svg:height="9.017cm" svg:x="7.35cm" svg:y="15.859cm">
          <text:p text:style-name="P1"><text:span text:style-name="T1">Arguments</text:span></text:p>
          <text:p text:style-name="P1"><text:span text:style-name="T3">input boxes and</text:span></text:p>
          <text:p text:style-name="P1"><text:span text:style-name="T3">input dropdowns</text:span></text:p>
          <text:p text:style-name="P1"><text:span text:style-name="T3">to control </text:span></text:p>
          <text:p text:style-name="P1"><text:span text:style-name="T3">arguments for</text:span></text:p>
          <text:p text:style-name="P1"><text:span text:style-name="T3">decomposition,</text:span></text:p>
          <text:p text:style-name="P1"><text:span text:style-name="T3">breakpoint,</text:span></text:p>
          <text:p text:style-name="P1"><text:span text:style-name="T3">and ews</text:span></text:p>
          <text:p text:style-name="P1"><text:span text:style-name="T3">statistic methods;</text:span></text:p>
          <text:p text:style-name="P1"><text:span text:style-name="T3">the run button</text:span></text:p>
          <text:p text:style-name="P1"><text:span text:style-name="T3">to execute </text:span></text:p>
          <text:p text:style-name="P1"><text:span text:style-name="T3">analy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112cm" svg:height="10.414cm" svg:x="12.938cm" svg:y="15.986cm">
          <text:p text:style-name="P1"><text:span text:style-name="T1">Output</text:span></text:p>
          <text:p text:style-name="P1"><text:span text:style-name="T3">for decomposition plot,</text:span></text:p>
          <text:p text:style-name="P1"><text:span text:style-name="T3">breakpoints (including: </text:span></text:p>
          <text:p text:style-name="P1"><text:span text:style-name="T3">number of breakpoints,</text:span></text:p>
          <text:p text:style-name="P1"><text:span text:style-name="T3">location, and a </text:span></text:p>
          <text:p text:style-name="P1"><text:span text:style-name="T3">checkbox for drawing),</text:span></text:p>
          <text:p text:style-name="P1"><text:span text:style-name="T3">radio <text:s/>buttons to toggle</text:span></text:p>
          <text:p text:style-name="P1"><text:span text:style-name="T3">ews statistics, a </text:span></text:p>
          <text:p text:style-name="P1"><text:span text:style-name="T3">download button for the</text:span></text:p>
          <text:p text:style-name="P1"><text:span text:style-name="T3">ews statistics,</text:span></text:p>
          <text:p text:style-name="P1"><text:span text:style-name="T3">a checkbox to draw</text:span></text:p>
          <text:p text:style-name="P1"><text:span text:style-name="T3">ews statistic table,</text:span></text:p>
          <text:p text:style-name="P1"><text:span text:style-name="T3">and the ews tabl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4" draw:layer="Layout" svg:width="5.588cm" svg:height="22.34cm" svg:x="1cm" svg:y="2.536cm">
          <text:p text:style-name="P4"><text:span text:style-name="T1">Side Panel</text:span></text:p>
          <text:p text:style-name="P4"><text:span text:style-name="T2"/></text:p>
          <text:p text:style-name="P4">input boxes and </text:p>
          <text:p text:style-name="P4">input sliders to</text:p>
          <text:p text:style-name="P4">control the model's</text:p>
          <text:p text:style-name="P4">parameter values 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9.59cm" svg:height="1.343cm" svg:x="1cm" svg:y="1.181cm">
          <draw:text-box>
            <text:p text:style-name="P5"><text:span text:style-name="T1">Title – Name of Model</text:span></text:p>
          </draw:text-box>
        </draw:frame>
        <draw:custom-shape draw:style-name="gr8" draw:text-style-name="P4" draw:layer="Layout" svg:width="3.175cm" svg:height="1.524cm" svg:x="6.588cm" svg:y="2.397cm">
          <text:p text:style-name="P4">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429cm" svg:height="1.524cm" svg:x="17.161cm" svg:y="2.397cm">
          <text:p text:style-name="P4">Referen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048cm" svg:height="1.524cm" svg:x="9.763cm" svg:y="2.397cm">
          <text:p text:style-name="P4">Data 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032cm" svg:height="1.524cm" svg:x="12.811cm" svg:y="2.397cm">
          <text:p text:style-name="P4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286cm" svg:height="1.524cm" svg:x="14.843cm" svg:y="2.397cm">
          <text:p text:style-name="P4">R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2.827cm" svg:height="7.112cm" svg:x="7.223cm" svg:y="4.556cm">
          <text:p text:style-name="P6"><text:span text:style-name="T1">Main Plot</text:span></text:p>
          <text:p text:style-name="P6"><text:span text:style-name="T3">simulation plot – includes drawing of:</text:span></text:p>
          <text:p text:style-name="P6"><text:span text:style-name="T3">state variable(s)</text:span></text:p>
          <text:p text:style-name="P6"><text:span text:style-name="T3">breakpoints</text:span></text:p>
          <text:p text:style-name="P6"><text:span text:style-name="T3">ews statistic(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" draw:layer="Layout" svg:width="9.398cm" svg:height="1.016cm" svg:x="10.652cm" svg:y="12.049cm">
          <text:p text:style-name="P4">Radio Buttons for State Variable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274cm" svg:height="1.397cm" svg:x="6.588cm" svg:y="13.827cm">
          <text:p text:style-name="P4">Quick Analysi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" draw:layer="Layout" svg:width="4.223cm" svg:height="1.397cm" svg:x="16.367cm" svg:y="13.827cm">
          <text:p text:style-name="P4">Customize</text:p>
          <text:p text:style-name="P4">Grap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4" draw:layer="Layout" svg:width="5.461cm" svg:height="1.397cm" svg:x="10.906cm" svg:y="13.827cm">
          <text:p text:style-name="P4">Advanced Analysi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3" draw:layer="Layout" svg:width="5.08cm" svg:height="9.017cm" svg:x="7.35cm" svg:y="15.859cm">
          <text:p text:style-name="P6"><text:span text:style-name="T1">General</text:span></text:p>
          <text:p text:style-name="P6"><text:span text:style-name="T1">Arguments</text:span></text:p>
          <text:p text:style-name="P6"><text:span text:style-name="T3">input boxes and</text:span></text:p>
          <text:p text:style-name="P6"><text:span text:style-name="T3">input dropdowns</text:span></text:p>
          <text:p text:style-name="P6"><text:span text:style-name="T3">to control </text:span></text:p>
          <text:p text:style-name="P6"><text:span text:style-name="T3">arguments for</text:span></text:p>
          <text:p text:style-name="P6"><text:span text:style-name="T3">decomposition, </text:span></text:p>
          <text:p text:style-name="P6"><text:span text:style-name="T3">and run button</text:span></text:p>
          <text:p text:style-name="P6"><text:span text:style-name="T3">to execute </text:span></text:p>
          <text:p text:style-name="P6"><text:span text:style-name="T3">analy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7.112cm" svg:height="10.414cm" svg:x="12.938cm" svg:y="15.986cm">
          <text:p text:style-name="P6"><text:span text:style-name="T1">Output</text:span></text:p>
          <text:p text:style-name="P6"><text:span text:style-name="T3">for decomposition plot,</text:span></text:p>
          <text:p text:style-name="P6"><text:span text:style-name="T3">breakpoints (including: </text:span></text:p>
          <text:p text:style-name="P6"><text:span text:style-name="T3">number of breakpoints,</text:span></text:p>
          <text:p text:style-name="P6"><text:span text:style-name="T3">location, and a </text:span></text:p>
          <text:p text:style-name="P6"><text:span text:style-name="T3">checkbox for drawing),</text:span></text:p>
          <text:p text:style-name="P6"><text:span text:style-name="T3">radio <text:s/>buttons to toggle</text:span></text:p>
          <text:p text:style-name="P6"><text:span text:style-name="T3">ews statistics, a </text:span></text:p>
          <text:p text:style-name="P6"><text:span text:style-name="T3">download button for the</text:span></text:p>
          <text:p text:style-name="P6"><text:span text:style-name="T3">ews statistics,</text:span></text:p>
          <text:p text:style-name="P6"><text:span text:style-name="T3">a checkbox to draw</text:span></text:p>
          <text:p text:style-name="P6"><text:span text:style-name="T3">ews statistic table,</text:span></text:p>
          <text:p text:style-name="P6"><text:span text:style-name="T3">and the ews table</text:span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969cm" svg:height="6.35cm" svg:x="7.35cm" svg:y="26.908cm">
          <text:p text:style-name="P3"><text:span text:style-name="T1">Tipping Point</text:span></text:p>
          <text:p text:style-name="P3"><text:span text:style-name="T1">Parameters</text:span></text:p>
          <text:p text:style-name="P3"><text:span text:style-name="T3">input boxes and </text:span></text:p>
          <text:p text:style-name="P3"><text:span text:style-name="T3">input dropdowns to</text:span></text:p>
          <text:p text:style-name="P3"><text:span text:style-name="T3">control arguments</text:span></text:p>
          <text:p text:style-name="P3"><text:span text:style-name="T3">for breakpoint </text:span></text:p>
          <text:p text:style-name="P3"><text:span text:style-name="T3">method</text:span></text:p>
          <text:p text:style-name="P3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5.969cm" svg:height="6.35cm" svg:x="14.081cm" svg:y="26.908cm">
          <text:p text:style-name="P3"><text:span text:style-name="T1">EWS </text:span></text:p>
          <text:p text:style-name="P3"><text:span text:style-name="T1">Parameters</text:span></text:p>
          <text:p text:style-name="P3"><text:span text:style-name="T3">input boxes and</text:span></text:p>
          <text:p text:style-name="P3"><text:span text:style-name="T3">input dropdowns to</text:span></text:p>
          <text:p text:style-name="P3"><text:span text:style-name="T3">control arguments</text:span></text:p>
          <text:p text:style-name="P3"><text:span text:style-name="T3">for ews method</text:span></text:p>
          <text:p text:style-name="P3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7" draw:layer="layout" svg:width="6.35cm" svg:height="1.048cm" svg:x="7.35cm" svg:y="33.512cm">
          <text:p text:style-name="P7"><text:span text:style-name="T4">Breakpoint hyperlink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096cm" svg:height="1.048cm" svg:x="14.081cm" svg:y="33.512cm">
          <text:p text:style-name="P7"><text:span text:style-name="T4">EWS hyperlink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7" draw:text-style-name="P4" draw:layer="Layout" svg:width="5.588cm" svg:height="22.34cm" svg:x="1cm" svg:y="2.536cm">
          <text:p text:style-name="P4"><text:span text:style-name="T1">Side Panel</text:span></text:p>
          <text:p text:style-name="P4"><text:span text:style-name="T2"/></text:p>
          <text:p text:style-name="P4">input boxes and </text:p>
          <text:p text:style-name="P4">input sliders to</text:p>
          <text:p text:style-name="P4">control the model's</text:p>
          <text:p text:style-name="P4">parameter values 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9.59cm" svg:height="1.343cm" svg:x="1cm" svg:y="1.181cm">
          <draw:text-box>
            <text:p text:style-name="P5"><text:span text:style-name="T1">Title – Name of Model</text:span></text:p>
          </draw:text-box>
        </draw:frame>
        <draw:custom-shape draw:style-name="gr8" draw:text-style-name="P4" draw:layer="Layout" svg:width="3.175cm" svg:height="1.524cm" svg:x="6.588cm" svg:y="2.397cm">
          <text:p text:style-name="P4">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429cm" svg:height="1.524cm" svg:x="17.161cm" svg:y="2.397cm">
          <text:p text:style-name="P4">Referen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048cm" svg:height="1.524cm" svg:x="9.763cm" svg:y="2.397cm">
          <text:p text:style-name="P4">Data 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032cm" svg:height="1.524cm" svg:x="12.811cm" svg:y="2.397cm">
          <text:p text:style-name="P4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286cm" svg:height="1.524cm" svg:x="14.843cm" svg:y="2.397cm">
          <text:p text:style-name="P4">R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2.827cm" svg:height="7.112cm" svg:x="7.223cm" svg:y="4.556cm">
          <text:p text:style-name="P6"><text:span text:style-name="T1">Main Plot</text:span></text:p>
          <text:p text:style-name="P6"><text:span text:style-name="T3">simulation plot – includes drawing of:</text:span></text:p>
          <text:p text:style-name="P6"><text:span text:style-name="T3">state variable(s)</text:span></text:p>
          <text:p text:style-name="P6"><text:span text:style-name="T3">breakpoints</text:span></text:p>
          <text:p text:style-name="P6"><text:span text:style-name="T3">ews statistic(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layer="Layout" svg:width="4.274cm" svg:height="1.397cm" svg:x="6.694cm" svg:y="12.133cm">
          <text:p text:style-name="P4">Quick Analysi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4" draw:layer="Layout" svg:width="4.096cm" svg:height="1.397cm" svg:x="16.494cm" svg:y="12.176cm">
          <text:p text:style-name="P4">Customize</text:p>
          <text:p text:style-name="P4">Grap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" draw:layer="Layout" svg:width="5.461cm" svg:height="1.397cm" svg:x="11.033cm" svg:y="12.176cm">
          <text:p text:style-name="P4">Advanced Analysi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draw:layer="layout" svg:width="12.7cm" svg:height="6.731cm" svg:x="7.223cm" svg:y="13.954cm">
          <text:p text:style-name="P1"><text:span text:style-name="T1">Customize Graph Input</text:span></text:p>
          <text:p text:style-name="P1"><text:span text:style-name="T3">input boxes to change the main plot's title</text:span></text:p>
          <text:p text:style-name="P1"><text:span text:style-name="T3"><text:s/></text:span><text:span text:style-name="T3">y-axis, x-axis, and state variable name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7" draw:text-style-name="P4" draw:layer="Layout" svg:width="5.588cm" svg:height="22.34cm" svg:x="1cm" svg:y="2.536cm">
          <text:p text:style-name="P4"><text:span text:style-name="T1">Side Panel</text:span></text:p>
          <text:p text:style-name="P4"><text:span text:style-name="T2"/></text:p>
          <text:p text:style-name="P4">input boxes and </text:p>
          <text:p text:style-name="P4">input sliders to</text:p>
          <text:p text:style-name="P4">control the model's</text:p>
          <text:p text:style-name="P4">parameter values 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9.59cm" svg:height="1.343cm" svg:x="1cm" svg:y="1.181cm">
          <draw:text-box>
            <text:p text:style-name="P5"><text:span text:style-name="T1">Title – Name of Model</text:span></text:p>
          </draw:text-box>
        </draw:frame>
        <draw:custom-shape draw:style-name="gr9" draw:text-style-name="P4" draw:layer="Layout" svg:width="3.175cm" svg:height="1.524cm" svg:x="6.588cm" svg:y="2.397cm">
          <text:p text:style-name="P4">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429cm" svg:height="1.524cm" svg:x="17.161cm" svg:y="2.397cm">
          <text:p text:style-name="P4">Referen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48cm" svg:height="1.524cm" svg:x="9.763cm" svg:y="2.397cm">
          <text:p text:style-name="P4">Data 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032cm" svg:height="1.524cm" svg:x="12.811cm" svg:y="2.397cm">
          <text:p text:style-name="P4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286cm" svg:height="1.524cm" svg:x="14.843cm" svg:y="2.397cm">
          <text:p text:style-name="P4">R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4.07cm" svg:height="1.119cm" svg:x="6.588cm" svg:y="4.8cm">
          <draw:text-box>
            <text:p text:style-name="P8"><text:span text:style-name="T5">Text: “Data Table for Model Simulation:”</text:span></text:p>
          </draw:text-box>
        </draw:frame>
        <draw:custom-shape draw:style-name="gr14" draw:text-style-name="P9" draw:layer="layout" svg:width="8.763cm" svg:height="1.905cm" svg:x="7.096cm" svg:y="6.461cm">
          <text:p text:style-name="P1"><text:span text:style-name="T1">Download Button</text:span></text:p>
          <text:p text:style-name="P1"><text:span text:style-name="T6">download main data 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12.827cm" svg:height="19.685cm" svg:x="7.096cm" svg:y="9.001cm">
          <text:p text:style-name="P1"><text:span text:style-name="T1">Main Data Table</text:span></text:p>
          <text:p text:style-name="P1"><text:span text:style-name="T3">data table for displaying state variable</text:span></text:p>
          <text:p text:style-name="P1"><text:span text:style-name="T3">values based on “side panel” parameter</text:span></text:p>
          <text:p text:style-name="P1"><text:span text:style-name="T3">values, as calculated by the model's code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7" draw:text-style-name="P4" draw:layer="Layout" svg:width="5.588cm" svg:height="22.34cm" svg:x="1cm" svg:y="2.536cm">
          <text:p text:style-name="P4"><text:span text:style-name="T1">Side Panel</text:span></text:p>
          <text:p text:style-name="P4"><text:span text:style-name="T2"/></text:p>
          <text:p text:style-name="P4">input boxes and </text:p>
          <text:p text:style-name="P4">input sliders to</text:p>
          <text:p text:style-name="P4">control the model's</text:p>
          <text:p text:style-name="P4">parameter values 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9.59cm" svg:height="1.343cm" svg:x="1cm" svg:y="1.181cm">
          <draw:text-box>
            <text:p text:style-name="P5"><text:span text:style-name="T1">Title – Name of Model</text:span></text:p>
          </draw:text-box>
        </draw:frame>
        <draw:custom-shape draw:style-name="gr9" draw:text-style-name="P4" draw:layer="Layout" svg:width="3.175cm" svg:height="1.524cm" svg:x="6.588cm" svg:y="2.397cm">
          <text:p text:style-name="P4">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429cm" svg:height="1.524cm" svg:x="17.161cm" svg:y="2.397cm">
          <text:p text:style-name="P4">Referen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048cm" svg:height="1.524cm" svg:x="9.763cm" svg:y="2.397cm">
          <text:p text:style-name="P4">Data 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032cm" svg:height="1.524cm" svg:x="12.811cm" svg:y="2.397cm">
          <text:p text:style-name="P4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286cm" svg:height="1.524cm" svg:x="14.843cm" svg:y="2.397cm">
          <text:p text:style-name="P4">R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11.056cm" svg:height="1.28cm" svg:x="6.588cm" svg:y="4.8cm">
          <draw:text-box>
            <text:p text:style-name="P2"><text:span text:style-name="T1">Text: Name of the Model</text:span></text:p>
          </draw:text-box>
        </draw:frame>
        <draw:custom-shape draw:style-name="gr10" draw:text-style-name="P3" draw:layer="Layout" svg:width="12.954cm" svg:height="10.16cm" svg:x="7.096cm" svg:y="9.128cm">
          <text:p text:style-name="P3"><text:span text:style-name="T1">R Code</text:span></text:p>
          <text:p text:style-name="P3"><text:span text:style-name="T3">implementation of the model in R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3.354cm" svg:height="1.28cm" svg:x="6.503cm" svg:y="6.207cm">
          <draw:text-box draw:corner-radius="0.136cm">
            <text:p><text:span text:style-name="T1">Text: Equations for the Model</text:span></text:p>
          </draw:text-box>
        </draw:frame>
        <draw:frame draw:style-name="gr13" draw:text-style-name="P11" draw:layer="layout" svg:width="13.807cm" svg:height="1.119cm" svg:x="6.461cm" svg:y="7.628cm">
          <draw:text-box>
            <text:p text:style-name="P10"><text:span text:style-name="T7">Text: Model Parameter Explan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2T17:21:42.908295840</meta:creation-date>
    <dc:date>2015-07-23T10:32:25.619792648</dc:date>
    <meta:editing-duration>PT51M22S</meta:editing-duration>
    <meta:editing-cycles>17</meta:editing-cycles>
    <meta:generator>LibreOffice/4.2.8.2$Linux_X86_64 LibreOffice_project/420m0$Build-2</meta:generator>
    <meta:document-statistic meta:object-count="65"/>
  </office:meta>
</office:document-meta>
</file>